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27"/>
    <style:style style:name="ce4" style:family="table-cell" style:parent-style-name="Default" style:data-style-name="N30"/>
    <style:style style:name="co1" style:family="table-column">
      <style:table-column-properties fo:break-before="auto" style:column-width="3.70416666666667cm" style:use-optimal-column-width="true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Hora de início</text:p>
          </table:table-cell>
          <table:table-cell office:value-type="string" table:style-name="ce2">
            <text:p>Hora de conclusão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Como eu tomo decisões importantes na minha vida:</text:p>
          </table:table-cell>
          <table:table-cell office:value-type="string" table:style-name="ce2">
            <text:p>Tenho facilidade quando:</text:p>
          </table:table-cell>
          <table:table-cell office:value-type="string" table:style-name="ce2">
            <text:p>O que eu percebo primeiro em um ambiente novo:</text:p>
          </table:table-cell>
          <table:table-cell office:value-type="string" table:style-name="ce2">
            <text:p>Se vou a um supermercado...</text:p>
          </table:table-cell>
          <table:table-cell office:value-type="string" table:style-name="ce2">
            <text:p>Se eu for passar férias em uma ilha deserta com certeza terei comigo: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5T18:33:37" table:style-name="ce3">
            <text:p>25/10/2024 18:33</text:p>
          </table:table-cell>
          <table:table-cell office:value-type="date" office:date-value="2024-10-25T18:35:04" table:style-name="ce3">
            <text:p>25/10/2024 18:35</text:p>
          </table:table-cell>
          <table:table-cell office:value-type="string" table:style-name="ce2">
            <text:p>anonymous</text:p>
          </table:table-cell>
          <table:table-cell table:style-name="ce1"/>
          <table:table-cell office:value-type="string" table:style-name="ce2">
            <text:p>Após ouvir várias ideias, sigo a que me soou melhor.;Somente tomo a decisão após analisar o assunto em detalhes.;Procuro seguir pelo caminho que me parece melhor.;Sempre sigo minha intuição e meus instintos.;</text:p>
          </table:table-cell>
          <table:table-cell office:value-type="string" table:style-name="ce2">
            <text:p>Vou falar de assuntos importantes ressaltando o que é importante;Vou escolher materiais confortáveis ou ergonômicos.;Vou mexer no aplicativo de áudio ou música.;Vou trabalhar com cores. Sei combinar bem as cores;</text:p>
          </table:table-cell>
          <table:table-cell office:value-type="string" table:style-name="ce2">
            <text:p>A disposição dos móveis e seus formatos.;O som ambiente, o barulho dos equipamentos e as vozes ao redor.;As combinações de cores e intensidade da iluminação.;A textura das superfícies.;</text:p>
          </table:table-cell>
          <table:table-cell office:value-type="string" table:style-name="ce2">
            <text:p>Procuro pegar no produto, sentir o peso, sentir sua forma.;Leio os rótulos, vejo as especificações, data de validade.;Gosto de perguntar a opinião das pessoas sobre algum produto.;Sempre pego primeiro aqueles que me chamam mais a atenção.;</text:p>
          </table:table-cell>
          <table:table-cell office:value-type="string" table:style-name="ce2">
            <text:p>Uma bússola e um mapa.;Uma rede de dormir confortável e um bom chinelo.;Um binóculo e um óculos de sol.;Um MP3 com minhas músicas preferidas.;</text:p>
          </table:table-cell>
          <table:table-cell table:number-columns-repeated="1637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date" office:date-value="2024-10-26T11:09:02" table:style-name="ce3">
            <text:p>26/10/2024 11:09</text:p>
          </table:table-cell>
          <table:table-cell office:value-type="date" office:date-value="2024-10-26T11:10:57" table:style-name="ce3">
            <text:p>26/10/2024 11:10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Sempre pego primeiro aqueles que me chamam mais a atenção.;Leio os rótulos, vejo as especificações, data de validade.;Gosto de perguntar a opinião das pessoas sobre algum produto.;Procuro pegar no produto, sentir o peso, sentir sua forma.</text:p>
          </table:table-cell>
          <table:table-cell office:value-type="string" table:style-name="ce4">
            <text:p>Um MP3 com minhas músicas preferidas.;Uma bússola e um mapa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date" office:date-value="2024-10-26T12:16:41" table:style-name="ce3">
            <text:p>26/10/2024 12:16</text:p>
          </table:table-cell>
          <table:table-cell office:value-type="date" office:date-value="2024-10-26T12:19:42" table:style-name="ce3">
            <text:p>26/10/2024 12:1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Somente tomo a decisão após analisar o assunto em detalhes.;Após ouvir várias ideias, sigo a que me soou melhor.;Sempre sigo minha intuição e meus instintos.</text:p>
          </table:table-cell>
          <table:table-cell office:value-type="string" table:style-name="ce4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 MP3 com minhas músicas preferidas.;Uma bússola e um mapa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date" office:date-value="2024-10-26T12:31:35" table:style-name="ce3">
            <text:p>26/10/2024 12:31</text:p>
          </table:table-cell>
          <table:table-cell office:value-type="date" office:date-value="2024-10-26T12:46:13" table:style-name="ce3">
            <text:p>26/10/2024 12:4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table:style-name="ce4">
            <text:p>Uma bússola e um mapa.;Uma rede de dormir confortável e um bom chinelo.;Um MP3 com minhas músicas preferidas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date" office:date-value="2024-10-26T12:44:32" table:style-name="ce3">
            <text:p>26/10/2024 12:44</text:p>
          </table:table-cell>
          <table:table-cell office:value-type="date" office:date-value="2024-10-26T12:49:35" table:style-name="ce3">
            <text:p>26/10/2024 12:4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table:style-name="ce4">
            <text:p>Vou mexer no aplicativo de áudio ou música.;Vou escolher materiais confortáveis ou ergonômicos.;Vou trabalhar com cores. Sei combinar bem as cores;Vou falar de assuntos importantes ressaltando o que é importante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a rede de dormir confortável e um bom chinelo.;Um binóculo e um óculos de sol.;Uma bússola e um mapa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date" office:date-value="2024-10-26T12:51:54" table:style-name="ce3">
            <text:p>26/10/2024 12:51</text:p>
          </table:table-cell>
          <table:table-cell office:value-type="date" office:date-value="2024-10-26T13:09:46" table:style-name="ce3">
            <text:p>26/10/2024 13:0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Após ouvir várias ideias, sigo a que me soou melhor.;Sempre sigo minha intuição e meus instintos.;Somente tomo a decisão após analisar o assunto em detalhes.</text:p>
          </table:table-cell>
          <table:table-cell office:value-type="string" table:style-name="ce4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 binóculo e um óculos de sol.;Um MP3 com minhas músicas preferidas.;Uma bússola e um mapa.;Uma rede de dormir confortável e um bom chinelo.</text:p>
          </table:table-cell>
          <table:table-cell table:number-columns-repeated="1637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date" office:date-value="2024-10-26T13:32:58" table:style-name="ce3">
            <text:p>26/10/2024 13:32</text:p>
          </table:table-cell>
          <table:table-cell office:value-type="date" office:date-value="2024-10-26T13:37:34" table:style-name="ce3">
            <text:p>26/10/2024 13:37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Procuro seguir pelo caminho que me parece melhor.;Sempre sigo minha intuição e meus instintos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date" office:date-value="2024-10-26T19:05:28" table:style-name="ce3">
            <text:p>26/10/2024 19:05</text:p>
          </table:table-cell>
          <table:table-cell office:value-type="date" office:date-value="2024-10-26T19:15:23" table:style-name="ce3">
            <text:p>26/10/2024 19:1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Procuro seguir pelo caminho que me parece melhor.;Sempre sigo minha intuição e meus instintos.;Após ouvir várias ideias, sigo a que me soou melhor.;Somente tomo a decisão após analisar o assunto em detalhes.</text:p>
          </table:table-cell>
          <table:table-cell office:value-type="string" table:style-name="ce4">
            <text:p>Vou trabalhar com cores. Sei combinar bem as cores;Vou escolher materiais confortáveis ou ergonômicos.;Vou mexer no aplicativo de áudio ou música.;Vou falar de assuntos importantes ressaltando o que é importante</text:p>
          </table:table-cell>
          <table:table-cell office:value-type="string" table:style-name="ce4">
            <text:p>O som ambiente, o barulho dos equipamentos e as vozes ao redor.;A disposição dos móveis e seus formatos.;As combinações de cores e intensidade da iluminação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 binóculo e um óculos de sol.;Uma bússola e um mapa.;Uma rede de dormir confortável e um bom chinelo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date" office:date-value="2024-10-26T19:16:37" table:style-name="ce3">
            <text:p>26/10/2024 19:16</text:p>
          </table:table-cell>
          <table:table-cell office:value-type="date" office:date-value="2024-10-26T19:19:16" table:style-name="ce3">
            <text:p>26/10/2024 19:1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Procuro seguir pelo caminho que me parece melhor.;Após ouvir várias ideias, sigo a que me soou melhor.</text:p>
          </table:table-cell>
          <table:table-cell office:value-type="string" table:style-name="ce4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a bússola e um mapa.;Um MP3 com minhas músicas preferidas.;Uma rede de dormir confortável e um bom chinelo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date" office:date-value="2024-10-26T19:23:34" table:style-name="ce3">
            <text:p>26/10/2024 19:23</text:p>
          </table:table-cell>
          <table:table-cell office:value-type="date" office:date-value="2024-10-26T19:26:15" table:style-name="ce3">
            <text:p>26/10/2024 19:2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table:style-name="ce4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a bússola e um mapa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date" office:date-value="2024-10-28T13:59:03" table:style-name="ce3">
            <text:p>28/10/2024 13:59</text:p>
          </table:table-cell>
          <table:table-cell office:value-type="date" office:date-value="2024-10-28T14:02:31" table:style-name="ce3">
            <text:p>28/10/2024 14:02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empre sigo minha intuição e meus instintos.;Após ouvir várias ideias, sigo a que me soou melhor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falar de assuntos importantes ressaltando o que é importante;Vou trabalhar com cores. Sei combinar bem as cores;Vou escolher materiais confortáveis ou ergonômicos.</text:p>
          </table:table-cell>
          <table:table-cell office:value-type="string" table:style-name="ce4">
            <text:p>A disposição dos móveis e seus formatos.;O som ambiente, o barulho dos equipamentos e as vozes ao redor.;As combinações de cores e intensidade da iluminação.;A textura das superfícies.</text:p>
          </table:table-cell>
          <table:table-cell office:value-type="string" table:style-name="ce4">
            <text:p>Sempre pego primeiro aqueles que me chamam mais a atenção.;Leio os rótulos, vejo as especificações, data de validade.;Gosto de perguntar a opinião das pessoas sobre algum produto.;Procuro pegar no produto, sentir o peso, sentir sua forma.</text:p>
          </table:table-cell>
          <table:table-cell office:value-type="string" table:style-name="ce4">
            <text:p>Um binóculo e um óculos de sol.;Uma rede de dormir confortável e um bom chinelo.;Um MP3 com minhas músicas preferidas.;Uma bússola e um mapa.</text:p>
          </table:table-cell>
          <table:table-cell table:number-columns-repeated="1637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date" office:date-value="2024-10-28T14:04:21" table:style-name="ce3">
            <text:p>28/10/2024 14:04</text:p>
          </table:table-cell>
          <table:table-cell office:value-type="date" office:date-value="2024-10-28T14:05:59" table:style-name="ce3">
            <text:p>28/10/2024 14:0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trabalhar com cores. Sei combinar bem as cores;Vou escolher materiais confortáveis ou ergonômicos.</text:p>
          </table:table-cell>
          <table:table-cell office:value-type="string" table:style-name="ce4">
            <text:p>A disposição dos móveis e seus formatos.;As combinações de cores e intensidade da iluminação.;O som ambiente, o barulho dos equipamentos e as vozes ao redor.;A textura das superfícies.</text:p>
          </table:table-cell>
          <table:table-cell office:value-type="string" table:style-name="ce4">
            <text:p>Leio os rótulos, vejo as especificações, data de validade.;Sempre pego primeiro aqueles que me chamam mais a atenção.;Gosto de perguntar a opinião das pessoas sobre algum produto.;Procuro pegar no produto, sentir o peso, sentir sua forma.</text:p>
          </table:table-cell>
          <table:table-cell office:value-type="string" table:style-name="ce4">
            <text:p>Uma bússola e um mapa.;Uma rede de dormir confortável e um bom chinelo.;Um MP3 com minhas músicas preferidas.;Um binóculo e um óculos de sol.</text:p>
          </table:table-cell>
          <table:table-cell table:number-columns-repeated="1637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date" office:date-value="2024-10-28T14:12:51" table:style-name="ce3">
            <text:p>28/10/2024 14:12</text:p>
          </table:table-cell>
          <table:table-cell office:value-type="date" office:date-value="2024-10-28T14:14:30" table:style-name="ce3">
            <text:p>28/10/2024 14:14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escolher materiais confortáveis ou ergonômicos.;Vou falar de assuntos importantes ressaltando o que é importante;Vou trabalhar com cores. Sei combinar bem as cores</text:p>
          </table:table-cell>
          <table:table-cell office:value-type="string" table:style-name="ce4">
            <text:p>A textura das superfícies.;A disposição dos móveis e seus formatos.;As combinações de cores e intensidade da iluminação.;O som ambiente, o barulho dos equipamentos e as vozes ao redor.</text:p>
          </table:table-cell>
          <table:table-cell office:value-type="string" table:style-name="ce4">
            <text:p>Gosto de perguntar a opinião das pessoas sobre algum produto.;Sempre pego primeiro aqueles que me chamam mais a atenção.;Procuro pegar no produto, sentir o peso, sentir sua forma.;Leio os rótulos, vejo as especificações, data de validade.</text:p>
          </table:table-cell>
          <table:table-cell office:value-type="string" table:style-name="ce4">
            <text:p>Uma rede de dormir confortável e um bom chinelo.;Um MP3 com minhas músicas preferidas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date" office:date-value="2024-10-28T14:06:40" table:style-name="ce3">
            <text:p>28/10/2024 14:06</text:p>
          </table:table-cell>
          <table:table-cell office:value-type="date" office:date-value="2024-10-28T14:15:54" table:style-name="ce3">
            <text:p>28/10/2024 14:15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Após ouvir várias ideias, sigo a que me soou melhor.;Sempre sigo minha intuição e meus instintos.</text:p>
          </table:table-cell>
          <table:table-cell office:value-type="string" table:style-name="ce4">
            <text:p>Vou trabalhar com cores. Sei combinar bem as cores;Vou falar de assuntos importantes ressaltando o que é importante;Vou escolher materiais confortáveis ou ergonômicos.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Sempre pego primeiro aqueles que me chamam mais a atenção.;Leio os rótulos, vejo as especificações, data de validade.;Procuro pegar no produto, sentir o peso, sentir sua forma.;Gosto de perguntar a opinião das pessoas sobre algum produto.</text:p>
          </table:table-cell>
          <table:table-cell office:value-type="string" table:style-name="ce4">
            <text:p>Uma rede de dormir confortável e um bom chinelo.;Um MP3 com minhas músicas preferidas.;Um binóculo e um óculos de sol.;Uma bússola e um mapa.</text:p>
          </table:table-cell>
          <table:table-cell table:number-columns-repeated="1637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date" office:date-value="2024-10-28T17:18:09" table:style-name="ce3">
            <text:p>28/10/2024 17:18</text:p>
          </table:table-cell>
          <table:table-cell office:value-type="date" office:date-value="2024-10-28T17:22:06" table:style-name="ce3">
            <text:p>28/10/2024 17:22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table:style-name="ce4">
            <text:p>Vou falar de assuntos importantes ressaltando o que é importante;Vou escolher materiais confortáveis ou ergonômicos.;Vou mexer no aplicativo de áudio ou música.;Vou trabalhar com cores. Sei combinar bem as cores</text:p>
          </table:table-cell>
          <table:table-cell office:value-type="string" table:style-name="ce4">
            <text:p>O som ambiente, o barulho dos equipamentos e as vozes ao redor.;As combinações de cores e intensidade da iluminação.;A disposição dos móveis e seus formatos.;A textura das superfícies.</text:p>
          </table:table-cell>
          <table:table-cell office:value-type="string" table:style-name="ce4">
            <text:p>Leio os rótulos, vejo as especificações, data de validade.;Procuro pegar no produto, sentir o peso, sentir sua forma.;Gosto de perguntar a opinião das pessoas sobre algum produto.;Sempre pego primeiro aqueles que me chamam mais a atenção.</text:p>
          </table:table-cell>
          <table:table-cell office:value-type="string" table:style-name="ce4">
            <text:p>Uma bússola e um mapa.;Um binóculo e um óculos de sol.;Uma rede de dormir confortável e um bom chinelo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date" office:date-value="2024-10-28T17:55:20" table:style-name="ce3">
            <text:p>28/10/2024 17:55</text:p>
          </table:table-cell>
          <table:table-cell office:value-type="date" office:date-value="2024-10-28T17:58:02" table:style-name="ce3">
            <text:p>28/10/2024 17:58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Sempre sigo minha intuição e meus instintos.;Após ouvir várias ideias, sigo a que me soou melhor.;Procuro seguir pelo caminho que me parece melhor.</text:p>
          </table:table-cell>
          <table:table-cell office:value-type="string" table:style-name="ce4">
            <text:p>Vou escolher materiais confortáveis ou ergonômicos.;Vou falar de assuntos importantes ressaltando o que é importante;Vou trabalhar com cores. Sei combinar bem as cores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Gosto de perguntar a opinião das pessoas sobre algum produto.;Procuro pegar no produto, sentir o peso, sentir sua forma.;Leio os rótulos, vejo as especificações, data de validade.;Sempre pego primeiro aqueles que me chamam mais a atenção.</text:p>
          </table:table-cell>
          <table:table-cell office:value-type="string" table:style-name="ce4">
            <text:p>Uma rede de dormir confortável e um bom chinelo.;Um binóculo e um óculos de sol.;Uma bússola e um mapa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date" office:date-value="2024-10-28T22:20:08" table:style-name="ce3">
            <text:p>28/10/2024 22:20</text:p>
          </table:table-cell>
          <table:table-cell office:value-type="date" office:date-value="2024-10-28T22:21:04" table:style-name="ce3">
            <text:p>28/10/2024 22:21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Após ouvir várias ideias, sigo a que me soou melhor.;Sempre sigo minha intuição e meus instintos.;Procuro seguir pelo caminho que me parece melhor.</text:p>
          </table:table-cell>
          <table:table-cell office:value-type="string" table:style-name="ce4">
            <text:p>Vou falar de assuntos importantes ressaltando o que é importante;Vou mexer no aplicativo de áudio ou música.;Vou escolher materiais confortáveis ou ergonômicos.;Vou trabalhar com cores. Sei combinar bem as cores</text:p>
          </table:table-cell>
          <table:table-cell office:value-type="string" table:style-name="ce4">
            <text:p>A disposição dos móveis e seus formatos.;A textura das superfícies.;As combinações de cores e intensidade da iluminação.;O som ambiente, o barulho dos equipamentos e as vozes ao redor.</text:p>
          </table:table-cell>
          <table:table-cell office:value-type="string" table:style-name="ce4">
            <text:p>Leio os rótulos, vejo as especificações, data de validade.;Gosto de perguntar a opinião das pessoas sobre algum produto.;Procuro pegar no produto, sentir o peso, sentir sua forma.;Sempre pego primeiro aqueles que me chamam mais a atençã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date" office:date-value="2024-10-28T22:25:10" table:style-name="ce3">
            <text:p>28/10/2024 22:25</text:p>
          </table:table-cell>
          <table:table-cell office:value-type="date" office:date-value="2024-10-28T22:26:35" table:style-name="ce3">
            <text:p>28/10/2024 22:26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Somente tomo a decisão após analisar o assunto em detalhes.;Procuro seguir pelo caminho que me parece melhor.;Sempre sigo minha intuição e meus instintos.;Após ouvir várias ideias, sigo a que me soou melhor.</text:p>
          </table:table-cell>
          <table:table-cell office:value-type="string" table:style-name="ce4">
            <text:p>Vou falar de assuntos importantes ressaltando o que é importante;Vou escolher materiais confortáveis ou ergonômicos.;Vou trabalhar com cores. Sei combinar bem as cores;Vou mexer no aplicativo de áudio ou música.</text:p>
          </table:table-cell>
          <table:table-cell office:value-type="string" table:style-name="ce4">
            <text:p>A disposição dos móveis e seus formatos.;As combinações de cores e intensidade da iluminação.;A textura das superfícies.;O som ambiente, o barulho dos equipamentos e as vozes ao redor.</text:p>
          </table:table-cell>
          <table:table-cell office:value-type="string" table:style-name="ce4">
            <text:p>Leio os rótulos, vejo as especificações, data de validade.;Procuro pegar no produto, sentir o peso, sentir sua forma.;Sempre pego primeiro aqueles que me chamam mais a atenção.;Gosto de perguntar a opinião das pessoas sobre algum produto.</text:p>
          </table:table-cell>
          <table:table-cell office:value-type="string" table:style-name="ce4">
            <text:p>Uma bússola e um mapa.;Uma rede de dormir confortável e um bom chinelo.;Um binóculo e um óculos de sol.;Um MP3 com minhas músicas preferidas.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date" office:date-value="2024-10-28T22:38:16" table:style-name="ce3">
            <text:p>28/10/2024 22:38</text:p>
          </table:table-cell>
          <table:table-cell office:value-type="date" office:date-value="2024-10-28T22:39:10" table:style-name="ce3">
            <text:p>28/10/2024 22:39</text:p>
          </table:table-cell>
          <table:table-cell office:value-type="string" table:style-name="ce4">
            <text:p>anônima</text:p>
          </table:table-cell>
          <table:table-cell table:style-name="ce4"/>
          <table:table-cell office:value-type="string" table:style-name="ce4">
            <text:p>Após ouvir várias ideias, sigo a que me soou melhor.;Sempre sigo minha intuição e meus instintos.;Somente tomo a decisão após analisar o assunto em detalhes.;Procuro seguir pelo caminho que me parece melhor.</text:p>
          </table:table-cell>
          <table:table-cell office:value-type="string" table:style-name="ce4">
            <text:p>Vou mexer no aplicativo de áudio ou música.;Vou falar de assuntos importantes ressaltando o que é importante;Vou escolher materiais confortáveis ou ergonômicos.;Vou trabalhar com cores. Sei combinar bem as cores</text:p>
          </table:table-cell>
          <table:table-cell office:value-type="string" table:style-name="ce4">
            <text:p>O som ambiente, o barulho dos equipamentos e as vozes ao redor.;A disposição dos móveis e seus formatos.;A textura das superfícies.;As combinações de cores e intensidade da iluminação.</text:p>
          </table:table-cell>
          <table:table-cell office:value-type="string" table:style-name="ce4">
            <text:p>Gosto de perguntar a opinião das pessoas sobre algum produto.;Procuro pegar no produto, sentir o peso, sentir sua forma.;Sempre pego primeiro aqueles que me chamam mais a atenção.;Leio os rótulos, vejo as especificações, data de validade.</text:p>
          </table:table-cell>
          <table:table-cell office:value-type="string" table:style-name="ce4">
            <text:p>Um MP3 com minhas músicas preferidas.;Uma rede de dormir confortável e um bom chinelo.;Um binóculo e um óculos de sol.;Uma bússola e um mapa.</text:p>
          </table:table-cell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Sheet1.A1:Sheet1.J20" table:name="OfficeForms.Table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0-25T21:35:28Z</meta:creation-date>
    <dc:date>2024-10-29T01:39:29Z</dc:date>
  </office:meta>
</office:document-meta>
</file>